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ldExtensionElementMapping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ldExtensionElementMapping.OldExtensionElemen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